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7.648cm" svg:height="1.196cm" svg:x="10.197cm" svg:y="9.904cm">
          <draw:text-box>
            <text:p text:style-name="P1"><text:span text:style-name="T1">ERP5 DMS page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7.648cm" svg:height="1.196cm" svg:x="10.197cm" svg:y="9.904cm">
          <draw:text-box>
            <text:p text:style-name="P1"><text:span text:style-name="T2">ERP5 DMS page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7.648cm" svg:height="1.196cm" svg:x="10.197cm" svg:y="9.904cm">
          <draw:text-box>
            <text:p text:style-name="P1"><text:span text:style-name="T2">ERP5 DMS page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21T16:14:47</meta:creation-date>
    <meta:editing-duration>PT00H01M28S</meta:editing-duration>
    <meta:editing-cycles>3</meta:editing-cycles>
    <dc:date>2010-09-30T15:01:41</dc:date>
    <meta:generator>OpenOffice.org/3.2$Unix OpenOffice.org_project/320m12$Build-9483</meta:generator>
    <dc:description>test-en-003-description</dc:description>
    <meta:keyword>test-en-003-keywords</meta:keyword>
    <dc:subject>test-en-003-subject</dc:subject>
    <dc:title>test-en-003-title</dc:title>
    <meta:document-statistic meta:object-count="30"/>
  </office:meta>
</office:document-meta>
</file>